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6ac3" officeooo:paragraph-rsid="00146ac3"/>
    </style:style>
    <style:style style:name="P2" style:family="paragraph" style:parent-style-name="Standard">
      <style:text-properties officeooo:rsid="0014c605" officeooo:paragraph-rsid="0014c605"/>
    </style:style>
    <style:style style:name="P3" style:family="paragraph" style:parent-style-name="Standard">
      <style:text-properties officeooo:rsid="0014c605" officeooo:paragraph-rsid="0018fb89"/>
    </style:style>
    <style:style style:name="P4" style:family="paragraph" style:parent-style-name="Standard">
      <style:text-properties officeooo:rsid="0017694b" officeooo:paragraph-rsid="0017694b"/>
    </style:style>
    <style:style style:name="P5" style:family="paragraph" style:parent-style-name="Standard">
      <style:text-properties officeooo:rsid="0018fb89" officeooo:paragraph-rsid="0018fb89"/>
    </style:style>
    <style:style style:name="T1" style:family="text">
      <style:text-properties officeooo:rsid="00146ac3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7694b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8fb89" style:font-style-asian="normal" style:font-weight-asian="normal" style:font-style-complex="normal" style:font-weight-complex="normal"/>
    </style:style>
    <style:style style:name="T5" style:family="text">
      <style:text-properties officeooo:rsid="001769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1.</text:span>To update</text:p>
      <text:p text:style-name="P1">Sudo apt update</text:p>
      <text:p text:style-name="Standard"/>
      <text:p text:style-name="P1"><text:span text:style-name="T5">2.</text:span>To establish DHCP server</text:p>
      <text:p text:style-name="Standard">sudo apt-get install isc-dhcp-server -<text:span text:style-name="T1">y</text:span></text:p>
      <text:p text:style-name="Standard"/>
      <text:p text:style-name="P1"><text:span text:style-name="T5">3.</text:span>To remove exsisting DHCP server</text:p>
      <text:p text:style-name="P1">sudo apt-get purge --autoremove isc-dhcp-server</text:p>
      <text:p text:style-name="P1"/>
      <text:p text:style-name="P1"><text:span text:style-name="T5">4.</text:span>for establishing DHCP server (for the server)</text:p>
      <text:p text:style-name="P1">same as above</text:p>
      <text:p text:style-name="P1"/>
      <text:p text:style-name="P2"><text:span text:style-name="T5">5.</text:span>command for server</text:p>
      <text:p text:style-name="P2">sudo gedit /<text:span text:style-name="T2">etc/default/isc-dhcp-server</text:span></text:p>
      <text:p text:style-name="P4"><text:span text:style-name="T2"/></text:p>
      <text:p text:style-name="P4"><text:span text:style-name="T2">6.Copy enol to interdace su4. Save and close the file</text:span></text:p>
      <text:p text:style-name="P4"><text:span text:style-name="T2"/></text:p>
      <text:p text:style-name="P5"><text:span text:style-name="T2">7.Provide pool of servers:</text:span></text:p>
      <text:p text:style-name="P3"><text:span text:style-name="T2">sudo ge</text:span><text:span text:style-name="T3">di</text:span><text:span text:style-name="T2">t /-etc/dhcp/dhcp.conf</text:span></text:p>
      <text:p text:style-name="P4"><text:span text:style-name="T2"/></text:p>
      <text:p text:style-name="P4"><text:span text:style-name="T4">8</text:span><text:span text:style-name="T2">.Search Keyword “authori</text:span><text:span text:style-name="T4">tative” and remove the comment.</text:span></text:p>
      <text:p text:style-name="P4"><text:span text:style-name="T4"/></text:p>
      <text:p text:style-name="P5"><text:span text:style-name="T2">9.Search “sightly” uncomment till closing bracket</text:span></text:p>
      <text:p text:style-name="P5"><text:span text:style-name="T2"/></text:p>
      <text:p text:style-name="P5"><text:span text:style-name="T2">10.ping (IP address of client).</text:span></text:p>
      <text:p text:style-name="P2"><text:span text:style-name="T2"/></text:p>
      <text:p text:style-name="P4"><text:span text:style-name="T2">To restart thr DHCP server</text:span></text:p>
      <text:p text:style-name="P4"><text:span text:style-name="T2">sudo server isc-dhcp-server resta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09:33:51.703709487</meta:creation-date>
    <dc:date>2019-07-10T10:21:18.251199641</dc:date>
    <meta:editing-duration>PT5M35S</meta:editing-duration>
    <meta:editing-cycles>1</meta:editing-cycles>
    <meta:document-statistic meta:table-count="0" meta:image-count="0" meta:object-count="0" meta:page-count="1" meta:paragraph-count="18" meta:word-count="85" meta:character-count="597" meta:non-whitespace-character-count="531"/>
    <meta:generator>LibreOffice/6.0.7.3$Linux_X86_64 LibreOffice_project/00m0$Build-3</meta:generator>
  </office:meta>
</office:document-meta>
</file>